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in" fo:margin-right="0in" fo:text-indent="0in" style:auto-text-indent="false"/>
      <style:text-properties style:font-name="Liberation Serif" fo:language="sk" fo:country="SK"/>
    </style:style>
    <style:style style:name="P5" style:family="paragraph" style:parent-style-name="Standard">
      <style:paragraph-properties fo:margin-left="0in" fo:margin-right="0in" fo:text-indent="0in"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en" fo:country="US"/>
    </style:style>
    <style:style style:name="P8" style:family="paragraph" style:parent-style-name="Text_20_body">
      <style:text-properties style:font-name="Liberation Serif" fo:language="sk" fo:country="SK"/>
    </style:style>
    <style:style style:name="P9"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9"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ostupnosti funkčných častí. Po ukončení poslednej iterácia a v prípade nevyskytnutia sa nových požiadavkov je vývoj softvéru ukončený. </text:p>
      <text:p text:style-name="P6"/>
      <text:p text:style-name="P6">\begin{figure}</text:p>
      <text:p text:style-name="P6"><text:s/>\centering</text:p>
      <text:p text:style-name="P6"><text:s/>\includegraphics[width=400px]{pic/mymod.png}</text:p>
      <text:p text:style-name="P6"><text:s/>\caption{Schéma životného cyklu navrhovanej metódy.}</text:p>
      <text:p text:style-name="P6"><text:s/>\label{fig:mypic}</text:p>
      <text:p text:style-name="P6">\end{figure}</text:p>
      <text:p text:style-name="P6"/>
      <text:p text:style-name="P6"/>
      <text:p text:style-name="P6">\begin{description}</text:p>
      <text:p text:style-name="P6">\item[Modelovanie firemných procesov] --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6">\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7"/>
      <text:p text:style-name="P6">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6">\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6">\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Pre nedostatočných výkonnostných výsledkoch sa vykonáva revízia kódu. Softvér, <text:soft-page-break/>ktorý spĺňa požiadavky na funkčnosť a kvalitu je posunutý do ďalšej fázy životného cyklu. <text:s text:c="7"/></text:p>
      <text:p text:style-name="P6">\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6">\end{description} <text:s/></text:p>
      <text:p text:style-name="P6"/>
      <text:p text:style-name="P6">\section{Využité role}</text:p>
      <text:p text:style-name="P6">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6"/>
      <text:p text:style-name="P6">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6"/>
      <text:p text:style-name="P6">Navrhovaná metóda definuje nasledujúce role:</text:p>
      <text:p text:style-name="P6"/>
      <text:p text:style-name="P6">\begin{description}</text:p>
      <text:p text:style-name="P6">\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6"><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6">\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6">\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6">\end{description}</text:p>
      <text:p text:style-name="P6"><text:soft-page-break/></text:p>
      <text:p text:style-name="P6">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6"/>
      <text:p text:style-name="P6"><text:bookmark-start text:name="DDE_LINK"/>\section{Vývoj softvérového projektu}</text:p>
      <text:p text:style-name="P6">V nasledujúcej časti tejto práce sa budeme venovať postupu, akým bude softvér vyvíjaný pomocou novo vyvíjanej metódy pre spracovanie malých softvérových projektov. Pozornosť bude venovaná každej fázy životného cyklu a podrobne budú popísané role a činnosti, ktoré sa jej zúčastňujú. </text:p>
      <text:p text:style-name="P6"/>
      <text:p text:style-name="P6">\subsection{Špecifikácia požiadavkov}</text:p>
      <text:p text:style-name="P6">Úvodná činnosť pri vyvíjaní softvérového projektu musí byť venovaná zbierania poznatkov o systéme, ktorý budeme tvoriť. Táto činnosť spadá do fázy modelovania firemných procesov. Firemný analytik intenzívne komunikuje zo zákazníkom. Pri vzájomnej komunikácií si analytik objasňuje nároky, ktoré bude zákazník klásť na budúci systém. V prípade, že s budúcim systémom bude pracovať širší okruch pracovníkov vo firme, musia byť do zbierania požiadavok zahrnutý aj oni. </text:p>
      <text:p text:style-name="P6"/>
      <text:p text:style-name="P6">Na základe zozbieraných požiadavkov od zákazníka je zostavený dokument špecifikácie požiadaviek na budúci systém. Pretože pracujeme z neveľkými projektami špecifikácia by nemala byť extrémne rozsiahla a zákazník by nemal mať problém preštudovať ju a vyjadriť k nej svoje pripomienky. Po dokončení špecifikácie požiadaviek a jej odsúhlasení zo strany klienta môžeme postúpiť k ďalšej činnosti. \\</text:p>
      <text:p text:style-name="P6"/>
      <text:p text:style-name="P6">Míľnikom pre ukončenie prvej časti projektu je odsúhlasená špecifikácia požiadavkov. </text:p>
      <text:p text:style-name="P6"/>
      <text:p text:style-name="P6">\subsection{Návrh firemných procesov}</text:p>
      <text:p text:style-name="P6">Podobne ako predchádzajúca činnosť spadá aj návrh firemných procesov do <text:s/>prvej fázy životného cyklu. Skladá sa z viacerých činnosti, ktorých cieľom je graficky spracovať dokument špecifikácií požiadaviek <text:s/>získaný v predchádzajúcou činnosťou. <text:span text:style-name="T2">\\</text:span></text:p>
      <text:p text:style-name="P7"/>
      <text:p text:style-name="P6">Podrobným preštudovaním špecifikácie a na základe získaných informácií z prostredia, kde bude systém nasadený, firemný analytik začne modelovať firemné procesy. Na ich modelovanie využíva BPMN. Vzniknuté modely podrobne popisujú postup činnosti, ktoré vedú k vykonaniu určitého procesu vo firme. Jednotlivé diagramy obsahujú okrem sledu úloh aj role zodpovedné za vykonanie určitých úloh. V procesoch identifikujeme pasáže, ktoré môžu byť automatizované a pridelíme ich vykonanie systémovej roli. Na prideľovanie činností k roliam použijeme koncepciu plaveckých dráh, ktoré poskytuje BPMN. </text:p>
      <text:p text:style-name="P6"/>
      <text:p text:style-name="P6">Odporúčaný spôsob návrhu firemných procesov je využitie prístupu modelovania zhora na dol. Získavame tým hierarchickú štruktúru diagramov, kde v najvyššej úrovni zachytávame globálny pohľad na hlavné činnosti vykonávané v organizácií. Postupnou dekompozíciou týchto hlavných <text:soft-page-break/>aktivít získavame podrobný popis aktivít definovaných <text:s/>na vyššej úrovni. Úlohy na najnižšej úrovni dekompozície zachytávajú atomické činnosti, ktoré sú vo firme vykonávané, a využívajú sa neskôr ako kroky prípadov užitia. </text:p>
      <text:p text:style-name="P6"/>
      <text:p text:style-name="P6">Po namodelovaní kompletnej hierarchie procesov, konzultujeme výsledky zo zákazníkom a vykonávame prípadne nutné úpravy. Po odsúhlasení modelov zo strany zákazníka nasleduje porada z návrhárom systému. Celý systém je rozdelený na menšie časti podla funkcionality, ktoré predstavujú iterácie. Vymedzený oddiel musí poskytovať ucelenú funkcionalitu, prínosnú pre zákazníka. Jednotlivým častiam je priradená priorita na základe klientových požiadavkov, podla ktorej je systém postupne vyvíjaný. Zostavením plánu ne určenie poradia iterácií a inkrementov je ukončená prvá fáza životného cyklu. \\</text:p>
      <text:p text:style-name="P6"/>
      <text:p text:style-name="P6">Míľniky pre fázu návrhu firemných procesov sú hierarchická sada diagramov, ktorá popisuje budúci systém a plán iterácií a inkrementov podľa ktorého bude systém postupne vyvíjaný. </text:p>
      <text:p text:style-name="P6"/>
      <text:p text:style-name="P6">\subsection{Popis prípadov užitia}</text:p>
      <text:p text:style-name="P6">Prvou činnosťou návrhovej fázy životného cyklu je spracovanie modelov firemných procesov. Identifikujeme v nich prípady užitia, ktoré graficky popíšeme časťami diagramov, z ktorých sme vychádzali. <text:s/>Jasne sa tým previažu diagramy firemných procesov s prípadmi užitia, ktoré budú ďalej podľa potreby spracúvané.</text:p>
      <text:p text:style-name="P6"/>
      <text:p text:style-name="P6">Určenie prípadov užitia by malo byť pomerne jednoduché a mechanické. Po preštudovaní firemných procesom vyberieme z nich časti, ktoré boli určené na automatizáciu a neprerušený sled krokov označíme ako prípad užitia. Neprerušenosťou myslime to, že počas vykonávania sekvencie úloh, nezasahuje do ich vykonávania žiadna rola identifikovaná v procesoch.</text:p>
      <text:p text:style-name="P6"/>
      <text:p text:style-name="P6">Obyčajne sa diagramy prípadov 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užitia, pre ktorý by popis pomocou krokov z BPMN diagramu nestačil, môže byť pre objasnenie funkcie použitý sekvenčný diagram. <text:s/>\\</text:p>
      <text:p text:style-name="P6"/>
      <text:p text:style-name="P6">Míľnikom pre ukončenie modelovania dynamickej štruktúry systému je sada diagramov prípadov užitia s ich popisom pomocou krokov z firemných procesov. Niektoré prípady môžu byť rozšírené o sekvenčné diagramy.</text:p>
      <text:p text:style-name="P6"><text:bookmark-end text:name="DDE_LINK"/></text:p>
      <text:p text:style-name="P6"><text:bookmark-start text:name="DDE_LINK1"/>\subsection{Statická štruktúra}<text:bookmark-end text:name="DDE_LINK1"/></text:p>
      <text:p text:style-name="P6"/>
      <text:p text:style-name="P6">Druhá časť návrhovej fázy je zameraná na zachytenie statickej štruktúry systému. Pre </text:p>
      <text:p text:style-name="P6"/>
      <text:p text:style-name="P6">\subsection{Vývoj}</text:p>
      <text:p text:style-name="P6"/>
      <text:p text:style-name="P6"><text:soft-page-break/>\subsection{Testovanie}</text:p>
      <text:p text:style-name="P6"/>
      <text:p text:style-name="P6">\subsection{Nasadenie a odovzdanie}</text:p>
      <text:p text:style-name="P6"/>
      <text:p text:style-name="P6"/>
      <text:p text:style-name="P6"/>
      <text:p text:style-name="P6"/>
      <text:p text:style-name="P6"/>
      <text:p text:style-name="P6"/>
      <text:p text:style-name="P6"/>
      <text:p text:style-name="P6"/>
      <text:p text:style-name="P6"/>
      <text:p text:style-name="P6"/>
      <text:h text:style-name="Heading_20_1" text:outline-level="1"/>
      <text:h text:style-name="Heading_20_1" text:outline-level="1"/>
      <text:h text:style-name="Heading_20_1" text:outline-level="1"/>
      <text:h text:style-name="Heading_20_1" text:outline-level="1"/>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0T16:20:44</dc:date>
    <dc:creator>Miroslav Ligas</dc:creator>
    <meta:editing-duration>PT308H18M12S</meta:editing-duration>
    <meta:editing-cycles>139</meta:editing-cycles>
    <meta:generator>OpenOffice.org/3.0$Linux OpenOffice.org_project/300m15$Build-9379</meta:generator>
    <meta:document-statistic meta:table-count="0" meta:image-count="0" meta:object-count="0" meta:page-count="25" meta:paragraph-count="377" meta:word-count="9068" meta:character-count="68950"/>
    <meta:user-defined meta:name="Info 1"/>
    <meta:user-defined meta:name="Info 2"/>
    <meta:user-defined meta:name="Info 3"/>
    <meta:user-defined meta:name="Info 4"/>
  </office:meta>
</office:document-meta>
</file>